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justify" fo:margin-bottom="10.00pt"/>
    </style:style>
  </office:automatic-styles>
  <office:body>
    <office:text>
      <text:p text:style-name="P1"><text:span text:style-name="T1">Luk</text:span><text:span text:style-name="T2">á</text:span><text:span text:style-name="T3">š Toman - 8.OA</text:span><text:span text:style-name="T4"/></text:p>
      <text:p text:style-name="P2"><text:span text:style-name="T5">1. cvi</text:span><text:span text:style-name="T6">čn</text:span><text:span text:style-name="T7">á</text:span><text:span text:style-name="T8"><text:s/>slohov</text:span><text:span text:style-name="T9">á</text:span><text:span text:style-name="T10"><text:s/>pr</text:span><text:span text:style-name="T11">á</text:span><text:span text:style-name="T12">ce - vypravov</text:span><text:span text:style-name="T13">á</text:span><text:span text:style-name="T14">n</text:span><text:span text:style-name="T15">í</text:span></text:p>
      <text:p text:style-name="P2"><text:span text:style-name="T16">Osnova:</text:span><text:span text:style-name="T17"/></text:p>
      <text:list text:style-name="L3">
        <text:list-item>
          <text:p text:style-name="P3"><text:span text:style-name="T17">minul</text:span><text:span text:style-name="T18">ý</text:span><text:span text:style-name="T19"><text:s/></text:span><text:span text:style-name="T20">čas</text:span><text:span text:style-name="T21"/></text:p>
        </text:list-item>
        <text:list-item>
          <text:p text:style-name="P3"><text:span text:style-name="T22">marek le</text:span><text:span text:style-name="T23">ž</text:span><text:span text:style-name="T24">í</text:span><text:span text:style-name="T25"><text:s/>v nemocnic a nic si z posledn</text:span><text:span text:style-name="T26">í</text:span><text:span text:style-name="T27">ch 7 dn</text:span><text:span text:style-name="T28">í</text:span><text:span text:style-name="T29"><text:s/>nepamatuje</text:span><text:span text:style-name="T30"/></text:p>
        </text:list-item>
        <text:list-item>
          <text:p text:style-name="P3"><text:span text:style-name="T31">p</text:span><text:span text:style-name="T32">řijde př</text:span><text:span text:style-name="T33">í</text:span><text:span text:style-name="T34">telkyn</text:span><text:span text:style-name="T35">ě Marie, nejdř</text:span><text:span text:style-name="T36">í</text:span><text:span text:style-name="T37">v si ji nem</text:span><text:span text:style-name="T38">ůže poznat</text:span><text:span text:style-name="T39"/></text:p>
        </text:list-item>
        <text:list-item>
          <text:p text:style-name="P3"><text:span text:style-name="T40">dialog s n</text:span><text:span text:style-name="T41">í</text:span><text:span text:style-name="T42">, zji</text:span><text:span text:style-name="T43">šťuje co se stalo prvn</text:span><text:span text:style-name="T44">í</text:span><text:span text:style-name="T45"><text:s/>den</text:span><text:span text:style-name="T46"/></text:p>
        </text:list-item>
        <text:list-item>
          <text:p text:style-name="P3"><text:span text:style-name="T47">m</text:span><text:span text:style-name="T48">á</text:span><text:span text:style-name="T49"><text:s/>pocit,<text:s/></text:span><text:span text:style-name="T50">že mu něco taj</text:span><text:span text:style-name="T51">í</text:span></text:p>
        </text:list-item>
        <text:list-item>
          <text:p text:style-name="P3"><text:span text:style-name="T52">ve</text:span><text:span text:style-name="T53">čer, nemůže usnout</text:span><text:span text:style-name="T54"/></text:p>
        </text:list-item>
        <text:list-item>
          <text:p text:style-name="P3"><text:span text:style-name="T55">zjist</text:span><text:span text:style-name="T56">í</text:span><text:span text:style-name="T57">,<text:s/></text:span><text:span text:style-name="T58">že se vyboural s kamar</text:span><text:span text:style-name="T59">á</text:span><text:span text:style-name="T60">kdou Janou, kter</text:span><text:span text:style-name="T61">á</text:span><text:span text:style-name="T62"><text:s/>um</text:span><text:span text:style-name="T63">řela</text:span><text:span text:style-name="T64"/></text:p>
        </text:list-item>
      </text:list>
      <text:p text:style-name="P4"><text:span text:style-name="T65">Ztr</text:span><text:span text:style-name="T66">á</text:span><text:span text:style-name="T67">ta pam</text:span><text:span text:style-name="T68">ěti</text:span></text:p>
      <text:p text:style-name="P4"><text:span text:style-name="T69">Mlhav</text:span><text:span text:style-name="T70">é</text:span><text:span text:style-name="T71"><text:s/></text:span><text:span text:style-name="T72">žmitky před očima se pomalu ztr</text:span><text:span text:style-name="T73">á</text:span><text:span text:style-name="T74">cen</text:span><text:span text:style-name="T75">í</text:span><text:span text:style-name="T76"><text:s/>a do zatuchl</text:span><text:span text:style-name="T77">é</text:span><text:span text:style-name="T78">ho nemocni</text:span><text:span text:style-name="T79">čn</text:span><text:span text:style-name="T80">í</text:span><text:span text:style-name="T81">ho pokoje p</text:span><text:span text:style-name="T82">řich</text:span><text:span text:style-name="T83">á</text:span><text:span text:style-name="T84">z</text:span><text:span text:style-name="T85">í</text:span><text:span text:style-name="T86"><text:s/>zn</text:span><text:span text:style-name="T87">á</text:span><text:span text:style-name="T88">m</text:span><text:span text:style-name="T89">á</text:span><text:span text:style-name="T90"><text:s/>osoba. Markovi trvalo dlouho, ne</text:span><text:span text:style-name="T91">ž si vzpomněl, o koho se jedn</text:span><text:span text:style-name="T92">á</text:span><text:span text:style-name="T93">, ale kdy</text:span><text:span text:style-name="T94">ž se tak stalo, najednou byl svět o kousek kr</text:span><text:span text:style-name="T95">á</text:span><text:span text:style-name="T96">sn</text:span><text:span text:style-name="T97">ějš</text:span><text:span text:style-name="T98">í</text:span><text:span text:style-name="T99">. "Kde to jsem?" ot</text:span><text:span text:style-name="T100">á</text:span><text:span text:style-name="T101">zal se Marek Marie. "V nemocnici, to nevid</text:span><text:span text:style-name="T102">í</text:span><text:span text:style-name="T103">š?" odpověděla Marie a pomalu se posadila na židli, tak, aby nevzbudila Markova sp</text:span><text:span text:style-name="T104">í</text:span><text:span text:style-name="T105">c</text:span><text:span text:style-name="T106">í</text:span><text:span text:style-name="T107">ho souseda. "St</text:span><text:span text:style-name="T108">á</text:span><text:span text:style-name="T109">lo to p</text:span><text:span text:style-name="T110">á</text:span><text:span text:style-name="T111">r bonboni</text:span><text:span text:style-name="T112">é</text:span><text:span text:style-name="T113">r a hodiny v<text:s/></text:span><text:span text:style-name="T114">ček</text:span><text:span text:style-name="T115">á</text:span><text:span text:style-name="T116">rn</text:span><text:span text:style-name="T117">ě, ale nakonec mě za tebou po t</text:span><text:span text:style-name="T118">ý</text:span><text:span text:style-name="T119">dnu<text:s/></text:span><text:span text:style-name="T120">ček</text:span><text:span text:style-name="T121">á</text:span><text:span text:style-name="T122">n</text:span><text:span text:style-name="T123">í</text:span><text:span text:style-name="T124"><text:s/>pustili." "Posledn</text:span><text:span text:style-name="T125">í</text:span><text:span text:style-name="T126"><text:s/>co si pamatuju bylo jak jsme p</text:span><text:span text:style-name="T127">řijeli na Kvildu.", vzpomněl si Marek společně se vzpom</text:span><text:span text:style-name="T128">í</text:span><text:span text:style-name="T129">nkou, jak zd</text:span><text:span text:style-name="T130">ědil chatu v srdci Šumavy po babičce, ale ta sudeck</text:span><text:span text:style-name="T131">á</text:span><text:span text:style-name="T132"><text:s/>chatr</text:span><text:span text:style-name="T133">č se st</text:span><text:span text:style-name="T134">á</text:span><text:span text:style-name="T135">le rozpadala, a tak ji museli jezdit p</text:span><text:span text:style-name="T136">á</text:span><text:span text:style-name="T137">rkr</text:span><text:span text:style-name="T138">á</text:span><text:span text:style-name="T139">t za rok opravit. No<text:s/></text:span><text:span text:style-name="T140">opravit</text:span><text:span text:style-name="T141">, sp</text:span><text:span text:style-name="T142">í</text:span><text:span text:style-name="T143">še pozval cel</text:span><text:span text:style-name="T144">ý</text:span><text:span text:style-name="T145"><text:s/>ro</text:span><text:span text:style-name="T146">čn</text:span><text:span text:style-name="T147">í</text:span><text:span text:style-name="T148">k a v pond</text:span><text:span text:style-name="T149">ěl</text:span><text:span text:style-name="T150">í</text:span><text:span text:style-name="T151"><text:s/>se s kocovinou<text:s/></text:span><text:span text:style-name="T152">belhali do školy.</text:span></text:p>
      <text:p text:style-name="P4"><text:span text:style-name="T152">"No, to mě ani nepřekvapuje, M</text:span><text:span text:style-name="T153">á</text:span><text:span text:style-name="T154">ro," pousm</text:span><text:span text:style-name="T155">á</text:span><text:span text:style-name="T156">la se Marie, "divim se,<text:s/></text:span><text:span text:style-name="T157">že na tu chatu ještě vůbec tref</text:span><text:span text:style-name="T158">í</text:span><text:span text:style-name="T159">š." Pacient na sousedn</text:span><text:span text:style-name="T160">í</text:span><text:span text:style-name="T161"><text:s/>posteli se p</text:span><text:span text:style-name="T162">řetočil na druh</text:span><text:span text:style-name="T163">ý</text:span><text:span text:style-name="T164"><text:s/>bok, aby dal na</text:span><text:span text:style-name="T165">š</text:span><text:span text:style-name="T166">í</text:span><text:span text:style-name="T167"><text:s/>dvojici znamen</text:span><text:span text:style-name="T168">í</text:span><text:span text:style-name="T169">,<text:s/></text:span><text:span text:style-name="T170">že je při vědom</text:span><text:span text:style-name="T171">í</text:span><text:span text:style-name="T172"><text:s/>a<text:s/></text:span><text:span text:style-name="T173">že by se mohli ztišit. "Ale ticho!", povzdechl, "Radši mi řekni, kde to jsem.". "Zkus h</text:span><text:span text:style-name="T174">á</text:span><text:span text:style-name="T175">dat, norm</text:span><text:span text:style-name="T176">á</text:span><text:span text:style-name="T177">lni lidi do t</text:span><text:span text:style-name="T178">ěhle<text:s/></text:span><text:span text:style-name="T179">ú</text:span><text:span text:style-name="T180">stav</text:span><text:span text:style-name="T181">ů nezav</text:span><text:span text:style-name="T182">í</text:span><text:span text:style-name="T183">raj</text:span><text:span text:style-name="T184">í</text:span><text:span text:style-name="T185">!" Marek byl st</text:span><text:span text:style-name="T186">á</text:span><text:span text:style-name="T187">le zmaten</text:span><text:span text:style-name="T188">ý</text:span><text:span text:style-name="T189">. Cht</text:span><text:span text:style-name="T190">ěl si otř</text:span><text:span text:style-name="T191">í</text:span><text:span text:style-name="T192">t pot na<text:s/></text:span><text:span text:style-name="T193">čele, ale jak vyndaval ruku zpod peřiny, zjstil, že mu do n</text:span><text:span text:style-name="T194">í</text:span><text:span text:style-name="T195"><text:s/></text:span><text:span text:style-name="T196">ú</text:span><text:span text:style-name="T197">st</text:span><text:span text:style-name="T198">í</text:span><text:span text:style-name="T199"><text:s/>n</text:span><text:span text:style-name="T200">ěkolik hadiček a jehly v c</text:span><text:span text:style-name="T201">é</text:span><text:span text:style-name="T202">v</text:span><text:span text:style-name="T203">á</text:span><text:span text:style-name="T204">ch ho p</text:span><text:span text:style-name="T205">ři každ</text:span><text:span text:style-name="T206">é</text:span><text:span text:style-name="T207">m sebemen</text:span><text:span text:style-name="T208">š</text:span><text:span text:style-name="T209">í</text:span><text:span text:style-name="T210">m pohybu rozbol</text:span><text:span text:style-name="T211">í</text:span><text:span text:style-name="T212">. </text:span></text:p>
      <text:p text:style-name="P4"><text:span text:style-name="T212">Marie pokra</text:span><text:span text:style-name="T213">čovala: "Byli jsme na Kvildě, a když jsme už byli ve stavu jako vždy, rozhodl jsi se, že pojedem nakoupit do města. Ne, že bych ti to rozmlouvala, ale v devět večer už nikde nic neměli a hlavně jsi fakt nebyl ve stavu na ř</text:span><text:span text:style-name="T214">í</text:span><text:span text:style-name="T215">zen</text:span><text:span text:style-name="T216">í</text:span><text:span text:style-name="T217">." "A pak?" "No, to bys mi měl ř</text:span><text:span text:style-name="T218">í</text:span><text:span text:style-name="T219">ct sp</text:span><text:span text:style-name="T220">í</text:span><text:span text:style-name="T221">š ty ne? Od t</text:span><text:span text:style-name="T222">ý</text:span><text:span text:style-name="T223"><text:s/>doby jsem t</text:span><text:span text:style-name="T224">ě něviděla, až teď, v Praze." Marek si nevzpom</text:span><text:span text:style-name="T225">í</text:span><text:span text:style-name="T226">nal v</text:span><text:span text:style-name="T227">ůbec na nic. Jak</text:span><text:span text:style-name="T228">ý</text:span><text:span text:style-name="T229"><text:s/>je rok<text:s/></text:span><text:span text:style-name="T230">by ještě zvl</text:span><text:span text:style-name="T231">á</text:span><text:span text:style-name="T232">dl, ale den v t</text:span><text:span text:style-name="T233">ý</text:span><text:span text:style-name="T234">dnu by dneska h</text:span><text:span text:style-name="T235">á</text:span><text:span text:style-name="T236">dal na sedm pokus</text:span><text:span text:style-name="T237">ů. </text:span></text:p>
      <text:p text:style-name="P4"><text:span text:style-name="T237">"A to jsem jel s</text:span><text:span text:style-name="T238">á</text:span><text:span text:style-name="T239">m?" "Ne.", odpov</text:span><text:span text:style-name="T240">ěděla v mžiku Marie a zahleděla se do země. Nic v</text:span><text:span text:style-name="T241">í</text:span><text:span text:style-name="T242">c, jenom prost</text:span><text:span text:style-name="T243">é</text:span><text:span text:style-name="T244"><text:s/></text:span><text:span text:style-name="T245">ne</text:span><text:span text:style-name="T246">?, znejist</text:span><text:span text:style-name="T247">ěl Marek. Marie se mu koukala zahleděně do oč</text:span><text:span text:style-name="T248">í</text:span><text:span text:style-name="T249">, ale z jej</text:span><text:span text:style-name="T250">í</text:span><text:span text:style-name="T251">ho v</text:span><text:span text:style-name="T252">ý</text:span><text:span text:style-name="T253">razu nebyl Marek schopen vy</text:span><text:span text:style-name="T254">č</text:span><text:span text:style-name="T255">í</text:span><text:span text:style-name="T256">st<text:s/></text:span><text:span text:style-name="T257">ž</text:span><text:span text:style-name="T258">á</text:span><text:span text:style-name="T259">dnou novou informaci. </text:span></text:p>
      <text:p text:style-name="P4"><text:span text:style-name="T259">Na chodb</text:span><text:span text:style-name="T260">ě je slyšet duniv</text:span><text:span text:style-name="T261">ý</text:span><text:span text:style-name="T262"><text:s/>dupot a po chv</text:span><text:span text:style-name="T263">í</text:span><text:span text:style-name="T264">li se rozlet</text:span><text:span text:style-name="T265">í</text:span><text:span text:style-name="T266"><text:s/>dve</text:span><text:span text:style-name="T267">ře. "Pane Vetch</text:span><text:span text:style-name="T268">ý</text:span><text:span text:style-name="T269">, nem</text:span><text:span text:style-name="T270">á</text:span><text:span text:style-name="T271">te b</text:span><text:span text:style-name="T272">ý</text:span><text:span text:style-name="T273">t v klidu? A vy tady d</text:span><text:span text:style-name="T274">ěl</text:span><text:span text:style-name="T275">á</text:span><text:span text:style-name="T276">te jako co?", oso</text:span><text:span text:style-name="T277">čila sestra Marii. "Rodinn</text:span><text:span text:style-name="T278">ý</text:span><text:span text:style-name="T279"><text:s/>p</text:span><text:span text:style-name="T280">ř</text:span><text:span text:style-name="T281">í</text:span><text:span text:style-name="T282">slu</text:span><text:span text:style-name="T283">šn</text:span><text:span text:style-name="T284">í</text:span><text:span text:style-name="T285">k p</text:span><text:span text:style-name="T286">ředpokl</text:span><text:span text:style-name="T287">á</text:span><text:span text:style-name="T288">d</text:span><text:span text:style-name="T289">á</text:span><text:span text:style-name="T290">m nejste, tak vypadn</text:span><text:span text:style-name="T291">ěte</text:span><text:span text:style-name="T292">!". Marie skoro ani nestihla pobrat v</text:span><text:span text:style-name="T293">šechny sv</text:span><text:span text:style-name="T294">é</text:span><text:span text:style-name="T295"><text:s/>v</text:span><text:span text:style-name="T296">ěci a už st</text:span><text:span text:style-name="T297">á</text:span><text:span text:style-name="T298">la na chodb</text:span><text:span text:style-name="T299">ě. Odpor by byl marn</text:span><text:span text:style-name="T300">ý</text:span><text:span text:style-name="T301">, odebrala se tedy do</text:span><text:span text:style-name="T302">mů.</text:span></text:p>
      <text:p text:style-name="P4"><text:span text:style-name="T302">Po pravideln</text:span><text:span text:style-name="T303">é</text:span><text:span text:style-name="T304"><text:s/>d</text:span><text:span text:style-name="T305">á</text:span><text:span text:style-name="T306">vce injek</text:span><text:span text:style-name="T307">c</text:span><text:span text:style-name="T308">í</text:span><text:span text:style-name="T309"><text:s/>Marek usnul. Probudil se, a</text:span><text:span text:style-name="T310">ž když byla za oknem tma. Znovu usnout už ale nemohl. Vrtala mu v hlavně Mariina odpověď. S</text:span><text:span text:style-name="T311">á</text:span><text:span text:style-name="T312">m nejel, to nemohl. Obvykle m</text:span><text:span text:style-name="T313">á</text:span><text:span text:style-name="T314"><text:s/>na chat</text:span><text:span text:style-name="T315">ě probl</text:span><text:span text:style-name="T316">é</text:span><text:span text:style-name="T317">m u</text:span><text:span text:style-name="T318">ž s hled</text:span><text:span text:style-name="T319">á</text:span><text:span text:style-name="T320">n</text:span><text:span text:style-name="T321">í</text:span><text:span text:style-name="T322">m kl</text:span><text:span text:style-name="T323">í</text:span><text:span text:style-name="T324">čků od auta. Od přem</text:span><text:span text:style-name="T325">ý</text:span><text:span text:style-name="T326">šlen</text:span><text:span text:style-name="T327">í</text:span><text:span text:style-name="T328"><text:s/>ho vyru</text:span><text:span text:style-name="T329">šil vibruj</text:span><text:span text:style-name="T330">í</text:span><text:span text:style-name="T331">c</text:span><text:span text:style-name="T332">í</text:span><text:span text:style-name="T333"><text:s/>mobil. P</text:span><text:span text:style-name="T334">ři natahov</text:span><text:span text:style-name="T335">á</text:span><text:span text:style-name="T336">n</text:span><text:span text:style-name="T337">í</text:span><text:span text:style-name="T338"><text:s/>pro n</text:span><text:span text:style-name="T339">ěj zjistil, že mu už z těla vyt</text:span><text:span text:style-name="T340">á</text:span><text:span text:style-name="T341">hli v</text:span><text:span text:style-name="T342">šechny hadičky.</text:span></text:p>
      <text:p text:style-name="P4"><text:span text:style-name="T342">Na tř</text:span><text:span text:style-name="T343">í</text:span><text:span text:style-name="T344">dn</text:span><text:span text:style-name="T345">í</text:span><text:span text:style-name="T346"><text:s/>skupin</text:span><text:span text:style-name="T347">ě se přehraboval sty nepřečten</text:span><text:span text:style-name="T348">ý</text:span><text:span text:style-name="T349">ch zpr</text:span><text:span text:style-name="T350">á</text:span><text:span text:style-name="T351">v. V</text:span><text:span text:style-name="T352">ětšina lid</text:span><text:span text:style-name="T353">í</text:span><text:span text:style-name="T354"><text:s/>se ho ptala, jak mu je a jestli se brzo vr</text:span><text:span text:style-name="T355">á</text:span><text:span text:style-name="T356">t</text:span><text:span text:style-name="T357">í</text:span><text:span text:style-name="T358"><text:s/>do<text:s/></text:span><text:span text:style-name="T359">školy. Potěšilo ho, že na většinu ot</text:span><text:span text:style-name="T360">á</text:span><text:span text:style-name="T361">zek spolu</text:span><text:span text:style-name="T362">ž</text:span><text:span text:style-name="T363">á</text:span><text:span text:style-name="T364">k za n</text:span><text:span text:style-name="T365">ěj odpov</text:span><text:span text:style-name="T366">í</text:span><text:span text:style-name="T367">dala<text:s/></text:span><text:span text:style-name="T368">Marie a tak se teď nemusel odpovědmi zaob</text:span><text:span text:style-name="T369">í</text:span><text:span text:style-name="T370">rat. I tak ho ale zaj</text:span><text:span text:style-name="T371">í</text:span><text:span text:style-name="T372">malo, co si o n</text:span><text:span text:style-name="T373">ěm p</text:span><text:span text:style-name="T374">í</text:span><text:span text:style-name="T375">š</text:span><text:span text:style-name="T376">í</text:span><text:span text:style-name="T377">. Nebo sp</text:span><text:span text:style-name="T378">í</text:span><text:span text:style-name="T379">š kdo o něm co p</text:span><text:span text:style-name="T380">í</text:span><text:span text:style-name="T381">še.</text:span></text:p>
      <text:p text:style-name="P4"><text:span text:style-name="T381">Kaž</text:span><text:span text:style-name="T382">d</text:span><text:span text:style-name="T383">ý</text:span><text:span text:style-name="T384"><text:s/>se na n</text:span><text:span text:style-name="T385">ěco ptal. Kaž</text:span><text:span text:style-name="T386">d</text:span><text:span text:style-name="T387">ý</text:span><text:span text:style-name="T388">, a</text:span><text:span text:style-name="T389">ž na Janu. Jana byla prvn</text:span><text:span text:style-name="T390">í</text:span><text:span text:style-name="T391"><text:s/>Markova l</text:span><text:span text:style-name="T392">á</text:span><text:span text:style-name="T393">ska. Jednou se vykousli na z</text:span><text:span text:style-name="T394">á</text:span><text:span text:style-name="T395">kladce, pak z toho ale nic nebylo. I tak ale c</text:span><text:span text:style-name="T396">í</text:span><text:span text:style-name="T397">til,<text:s/></text:span><text:span text:style-name="T398">že k n</text:span><text:span text:style-name="T399">í</text:span><text:span text:style-name="T400"><text:s/>m</text:span><text:span text:style-name="T401">á</text:span><text:span text:style-name="T402"><text:s/>st</text:span><text:span text:style-name="T403">á</text:span><text:span text:style-name="T404">le bl</text:span><text:span text:style-name="T405">í</text:span><text:span text:style-name="T406">ž než k ostatn</text:span><text:span text:style-name="T407">í</text:span><text:span text:style-name="T408">m spolu</text:span><text:span text:style-name="T409">žačk</text:span><text:span text:style-name="T410">á</text:span><text:span text:style-name="T411">m. Tedy krom</text:span><text:span text:style-name="T412">ě Marie samozřejmě. Bylo veřejn</text:span><text:span text:style-name="T413">ý</text:span><text:span text:style-name="T414">m tajemstv</text:span><text:span text:style-name="T415">í</text:span><text:span text:style-name="T416">m,<text:s/></text:span><text:span text:style-name="T417">že ji i nad</text:span><text:span text:style-name="T418">á</text:span><text:span text:style-name="T419">le pom</text:span><text:span text:style-name="T420">á</text:span><text:span text:style-name="T421">h</text:span><text:span text:style-name="T422">á</text:span><text:span text:style-name="T423"><text:s/>s<text:s/></text:span><text:span text:style-name="T424">ú</text:span><text:span text:style-name="T425">koly z matematiky a ona mu na opl</text:span><text:span text:style-name="T426">á</text:span><text:span text:style-name="T427">tku pos</text:span><text:span text:style-name="T428">í</text:span><text:span text:style-name="T429">l</text:span><text:span text:style-name="T430">á</text:span><text:span text:style-name="T431"><text:s/>pozn</text:span><text:span text:style-name="T432">á</text:span><text:span text:style-name="T433">mky z chemie. Rozkliknul si jej</text:span><text:span text:style-name="T434">í</text:span><text:span text:style-name="T435"><text:s/>profil na Instagramu, ale nic nov</text:span><text:span text:style-name="T436">é</text:span><text:span text:style-name="T437">ho tam nebylo. Jana v</text:span><text:span text:style-name="T438">ětšinou každ</text:span><text:span text:style-name="T439">ý</text:span><text:span text:style-name="T440"><text:s/>den p</text:span><text:span text:style-name="T441">řid</text:span><text:span text:style-name="T442">á</text:span><text:span text:style-name="T443">v</text:span><text:span text:style-name="T444">á</text:span><text:span text:style-name="T445"><text:s/>video jak pokro</text:span><text:span text:style-name="T446">čila ve hře na klav</text:span><text:span text:style-name="T447">í</text:span><text:span text:style-name="T448">r,<text:s/></text:span><text:span text:style-name="T449">přiravuje se na konzervatoř. Posledn</text:span><text:span text:style-name="T450">í</text:span><text:span text:style-name="T451"><text:s/>p</text:span><text:span text:style-name="T452">ř</text:span><text:span text:style-name="T453">í</text:span><text:span text:style-name="T454">sp</text:span><text:span text:style-name="T455">ěvek měl popisek: "Nebe na Zemi - před 8 dny". 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